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8cm"/>
    </style:style>
    <style:style style:name="co3" style:family="table-column">
      <style:table-column-properties fo:break-before="auto" style:column-width="4.329cm"/>
    </style:style>
    <style:style style:name="co4" style:family="table-column">
      <style:table-column-properties fo:break-before="auto" style:column-width="4.65cm"/>
    </style:style>
    <style:style style:name="co5" style:family="table-column">
      <style:table-column-properties fo:break-before="auto" style:column-width="3.099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1.62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399cm" fo:break-before="auto" style:use-optimal-row-height="true"/>
    </style:style>
    <style:style style:name="ro5" style:family="table-row">
      <style:table-row-properties style:row-height="2.011cm" fo:break-before="auto" style:use-optimal-row-height="true"/>
    </style:style>
    <style:style style:name="ro6" style:family="table-row">
      <style:table-row-properties style:row-height="2.7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ginPage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Scenario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2">
          <table:table-cell office:value-type="string" calcext:value-type="string">
            <text:p>TC001</text:p>
          </table:table-cell>
          <table:table-cell office:value-type="string" calcext:value-type="string">
            <text:p>Login com sucesso</text:p>
          </table:table-cell>
          <table:table-cell office:value-type="string" calcext:value-type="string">
            <text:p>1. Navegar para a página de login </text:p>
            <text:p>2. Inserir e-mail válido</text:p>
            <text:p>3. Inserir senha válido</text:p>
            <text:p>4. Clicar no botão "Sign In"</text:p>
          </table:table-cell>
          <table:table-cell office:value-type="string" calcext:value-type="string">
            <text:p>O usuário é redirecionado para a página princip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C002</text:p>
          </table:table-cell>
          <table:table-cell office:value-type="string" calcext:value-type="string">
            <text:p>Falha de login - senha incorreta</text:p>
          </table:table-cell>
          <table:table-cell office:value-type="string" calcext:value-type="string">
            <text:p>1. Navegar para a página de login</text:p>
            <text:p>2. Inserir e-mail válido</text:p>
            <text:p>3. Inserir senha inválida</text:p>
            <text:p>4. Clicar no botão "Sign In"</text:p>
          </table:table-cell>
          <table:table-cell office:value-type="string" calcext:value-type="string">
            <text:p>Exibir mensagem de erro "Senha incorreta"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C003</text:p>
          </table:table-cell>
          <table:table-cell office:value-type="string" calcext:value-type="string">
            <text:p>Campos obrigatórios ausentes</text:p>
          </table:table-cell>
          <table:table-cell office:value-type="string" calcext:value-type="string">
            <text:p>1. Navegar para a página de login </text:p>
            <text:p>2. Deixar campo de e-mail vazio</text:p>
            <text:p>3. Inserir senha válida</text:p>
            <text:p>4. Clicar no botão "Sign In"</text:p>
          </table:table-cell>
          <table:table-cell office:value-type="string" calcext:value-type="string">
            <text:p>Exibir mensagem de erro "Campo de e-mail é obrigatório"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C004</text:p>
          </table:table-cell>
          <table:table-cell office:value-type="string" calcext:value-type="string">
            <text:p>Formato de e-mail inválido</text:p>
          </table:table-cell>
          <table:table-cell office:value-type="string" calcext:value-type="string">
            <text:p>1. Navegar para a página de login</text:p>
            <text:p>2. Inserir e-mail inválido</text:p>
            <text:p>3. Inserir senha válida</text:p>
            <text:p>4. Clicar no botão "Sign In"</text:p>
          </table:table-cell>
          <table:table-cell office:value-type="string" calcext:value-type="string">
            <text:p>Exibir mensagem de erro "Formato de e-mail inválido"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C005</text:p>
          </table:table-cell>
          <table:table-cell office:value-type="string" calcext:value-type="string">
            <text:p>Falha de login - usuário inexistente</text:p>
          </table:table-cell>
          <table:table-cell office:value-type="string" calcext:value-type="string">
            <text:p>1. Navegar para a página de login</text:p>
            <text:p>2. Inserir e-mail não cadastrado</text:p>
            <text:p>3. Inserir senha válida</text:p>
            <text:p>4. Clicar no botão "Sign In"</text:p>
          </table:table-cell>
          <table:table-cell office:value-type="string" calcext:value-type="string">
            <text:p>Exibir mensagem de erro "Usuário não encontrado"</text:p>
          </table:table-cell>
          <table:table-cell table:number-columns-repeated="2"/>
        </table:table-row>
      </table:table>
      <table:table table:name="RegistroPage" table:style-name="ta1">
        <table:table-column table:style-name="co1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Scenario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4">
          <table:table-cell office:value-type="string" calcext:value-type="string">
            <text:p>TC001</text:p>
          </table:table-cell>
          <table:table-cell office:value-type="string" calcext:value-type="string">
            <text:p>Registro com sucesso</text:p>
          </table:table-cell>
          <table:table-cell office:value-type="string" calcext:value-type="string">
            <text:p>1. Navegar para a página de registro</text:p>
            <text:p>2. Preencher todos os campos obrigatórios</text:p>
            <text:p>3. Clicar no botão "Submit"</text:p>
          </table:table-cell>
          <table:table-cell office:value-type="string" calcext:value-type="string">
            <text:p>O usuário é registrado com sucesso e redirecionado para a página de sucesso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C002</text:p>
          </table:table-cell>
          <table:table-cell office:value-type="string" calcext:value-type="string">
            <text:p>Campo de nome ausente</text:p>
          </table:table-cell>
          <table:table-cell office:value-type="string" calcext:value-type="string">
            <text:p>1. Navegar para a página de registro</text:p>
            <text:p>2. Deixar o campo de nome vazio</text:p>
            <text:p>3. Preencher os demais campos</text:p>
            <text:p>4. Clicar no botão "Submit"</text:p>
          </table:table-cell>
          <table:table-cell office:value-type="string" calcext:value-type="string">
            <text:p>Exibir mensagem de erro "Campo de nome é obrigatório"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TC003</text:p>
          </table:table-cell>
          <table:table-cell office:value-type="string" calcext:value-type="string">
            <text:p>Formato de e-mail inválido</text:p>
          </table:table-cell>
          <table:table-cell office:value-type="string" calcext:value-type="string">
            <text:p>1. Navegar para a página de registro</text:p>
            <text:p>2. Inserir e-mail inválido</text:p>
            <text:p>3. Preencher os demais campos</text:p>
            <text:p>4. Clicar no botão "Submit"</text:p>
          </table:table-cell>
          <table:table-cell office:value-type="string" calcext:value-type="string">
            <text:p>Exibir mensagem de erro "Formato de e-mail inválido"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TC004</text:p>
          </table:table-cell>
          <table:table-cell office:value-type="string" calcext:value-type="string">
            <text:p>Senha e confirmação de senha não coincidem</text:p>
          </table:table-cell>
          <table:table-cell office:value-type="string" calcext:value-type="string">
            <text:p>1. Navegar para a página de registro</text:p>
            <text:p>2. Preencher todos os campos</text:p>
            <text:p>3. Inserir senhas diferentes nos campos de senha e confirmação de senha</text:p>
            <text:p>4. Clicar no botão "Submit"</text:p>
          </table:table-cell>
          <table:table-cell office:value-type="string" calcext:value-type="string">
            <text:p>Exibir mensagem de erro "Senhas não coincidem"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C005</text:p>
          </table:table-cell>
          <table:table-cell office:value-type="string" calcext:value-type="string">
            <text:p>Número de telefone inválido</text:p>
          </table:table-cell>
          <table:table-cell office:value-type="string" calcext:value-type="string">
            <text:p>1. Navegar para a página de registro</text:p>
            <text:p>2. Inserir número de telefone inválido</text:p>
            <text:p>3. Preencher os demais campos</text:p>
            <text:p>4. Clicar no botão "Submit"</text:p>
          </table:table-cell>
          <table:table-cell office:value-type="string" calcext:value-type="string">
            <text:p>Exibir mensagem de erro "Número de telefone inválido"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3T20:24:06.034000000</meta:creation-date>
    <dc:date>2024-11-23T20:35:19.545000000</dc:date>
    <meta:editing-duration>PT11M17S</meta:editing-duration>
    <meta:editing-cycles>2</meta:editing-cycles>
    <meta:generator>LibreOffice/24.8.3.2$Windows_X86_64 LibreOffice_project/48a6bac9e7e268aeb4c3483fcf825c94556d9f92</meta:generator>
    <meta:document-statistic meta:table-count="2" meta:cell-count="52" meta:object-count="0"/>
  </office:meta>
</office:document-meta>
</file>